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5">
      <style:text-properties fo:font-size="12pt" style:font-size-asian="12pt" style:font-size-complex="12pt"/>
    </style:style>
    <style:style style:name="P2" style:family="paragraph" style:parent-style-name="Heading_20_3">
      <style:text-properties officeooo:rsid="0005e523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font-size="12pt" officeooo:rsid="0006c83d" officeooo:paragraph-rsid="00079cf4" style:font-size-asian="12pt" style:font-size-complex="12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12pt" officeooo:rsid="00079cf4" officeooo:paragraph-rsid="00079cf4" style:font-size-asian="12pt" style:font-size-complex="12pt"/>
    </style:style>
    <style:style style:name="P5" style:family="paragraph" style:parent-style-name="Text_20_body" style:list-style-name="L3">
      <style:paragraph-properties fo:margin-top="0in" fo:margin-bottom="0in" style:contextual-spacing="false"/>
      <style:text-properties fo:font-size="12pt" officeooo:rsid="00079cf4" officeooo:paragraph-rsid="00079cf4" style:font-size-asian="12pt" style:font-size-complex="12pt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fo:font-size="12pt" officeooo:rsid="000819ac" officeooo:paragraph-rsid="000819ac" style:font-size-asian="12pt" style:font-size-complex="12pt"/>
    </style:style>
    <style:style style:name="P7" style:family="paragraph" style:parent-style-name="Text_20_body" style:list-style-name="L4">
      <style:paragraph-properties fo:margin-top="0in" fo:margin-bottom="0in" style:contextual-spacing="false"/>
      <style:text-properties fo:font-size="12pt" officeooo:rsid="000a95c2" officeooo:paragraph-rsid="000dc09a" style:font-size-asian="12pt" style:font-size-complex="12pt"/>
    </style:style>
    <style:style style:name="P8" style:family="paragraph" style:parent-style-name="Text_20_body" style:list-style-name="L4">
      <style:paragraph-properties fo:margin-top="0in" fo:margin-bottom="0in" style:contextual-spacing="false"/>
      <style:text-properties officeooo:rsid="000a95c2" officeooo:paragraph-rsid="000a95c2"/>
    </style:style>
    <style:style style:name="P9" style:family="paragraph" style:parent-style-name="Text_20_body" style:list-style-name="L4">
      <style:paragraph-properties fo:margin-top="0in" fo:margin-bottom="0in" style:contextual-spacing="false"/>
      <style:text-properties officeooo:rsid="000a95c2" officeooo:paragraph-rsid="000dc09a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officeooo:paragraph-rsid="000a95c2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officeooo:paragraph-rsid="00097a6a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paragraph-rsid="00079cf4"/>
    </style:style>
    <style:style style:name="P13" style:family="paragraph" style:parent-style-name="Text_20_body" style:list-style-name="L3">
      <style:paragraph-properties fo:margin-top="0in" fo:margin-bottom="0in" style:contextual-spacing="false"/>
      <style:text-properties officeooo:paragraph-rsid="00079cf4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0a95c2"/>
    </style:style>
    <style:style style:name="T1" style:family="text">
      <style:text-properties officeooo:rsid="0005e523"/>
    </style:style>
    <style:style style:name="T2" style:family="text">
      <style:text-properties officeooo:rsid="0006c83d"/>
    </style:style>
    <style:style style:name="T3" style:family="text">
      <style:text-properties officeooo:rsid="00079cf4"/>
    </style:style>
    <style:style style:name="T4" style:family="text">
      <style:text-properties officeooo:rsid="00097a6a"/>
    </style:style>
    <style:style style:name="T5" style:family="text">
      <style:text-properties officeooo:rsid="000aa1b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a95c2" style:font-size-asian="12pt" style:font-size-complex="12pt"/>
    </style:style>
    <style:style style:name="T8" style:family="text">
      <style:text-properties fo:font-size="12pt" officeooo:rsid="000d3605" style:font-size-asian="12pt" style:font-size-complex="12pt"/>
    </style:style>
    <style:style style:name="T9" style:family="text">
      <style:text-properties fo:font-size="12pt" officeooo:rsid="0005e523" style:font-size-asian="12pt" style:font-size-complex="12pt"/>
    </style:style>
    <style:style style:name="T10" style:family="text">
      <style:text-properties fo:font-size="12pt" officeooo:rsid="0006c83d" style:font-size-asian="12pt" style:font-size-complex="12pt"/>
    </style:style>
    <style:style style:name="T11" style:family="text">
      <style:text-properties fo:font-size="12pt" officeooo:rsid="00097a6a" style:font-size-asian="12pt" style:font-size-complex="12pt"/>
    </style:style>
    <style:style style:name="T12" style:family="text">
      <style:text-properties fo:font-size="12pt" officeooo:rsid="000aa1bc" style:font-size-asian="12pt" style:font-size-complex="12pt"/>
    </style:style>
    <style:style style:name="T13" style:family="text">
      <style:text-properties fo:font-size="12pt" officeooo:rsid="00079cf4" style:font-size-asian="12pt" style:font-size-complex="12pt"/>
    </style:style>
    <style:style style:name="T14" style:family="text">
      <style:text-properties fo:font-size="12pt" officeooo:rsid="000dc09a" style:font-size-asian="12pt" style:font-size-complex="12pt"/>
    </style:style>
    <style:style style:name="T15" style:family="text">
      <style:text-properties fo:font-size="12pt" officeooo:rsid="0014fad6" style:font-size-asian="12pt" style:font-size-complex="12pt"/>
    </style:style>
    <style:style style:name="T16" style:family="text">
      <style:text-properties fo:font-size="12pt" officeooo:rsid="00166744" style:font-size-asian="12pt" style:font-size-complex="12pt"/>
    </style:style>
    <style:style style:name="T17" style:family="text">
      <style:text-properties officeooo:rsid="000d3605"/>
    </style:style>
    <style:style style:name="T18" style:family="text">
      <style:text-properties officeooo:rsid="000dc09a"/>
    </style:style>
    <style:style style:name="T19" style:family="text">
      <style:text-properties officeooo:rsid="0016674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Jurassic Park website</text:h>
      <text:h text:style-name="P1" text:outline-level="5">1. Introduction</text:h>
      <text:list xml:id="list1391600157" text:style-name="L1">
        <text:list-item>
          <text:p text:style-name="P3">My idea is to make a website for the fictional theme park in the movie “Jurassic Park”.</text:p>
        </text:list-item>
        <text:list-item>
          <text:p text:style-name="P12"><text:span text:style-name="T8">Potential</text:span><text:span text:style-name="T9"> </text:span><text:span text:style-name="T10">(fictional) </text:span><text:span text:style-name="T9">visitors will be able to plan their visit, </text:span><text:span text:style-name="T10">buy tickets in advance, and learn about the park and the dinosaurs.</text:span></text:p>
        </text:list-item>
      </text:list>
      <text:h text:style-name="P1" text:outline-level="5">2. Expected List of Features</text:h>
      <text:list xml:id="list3227758071" text:style-name="L2">
        <text:list-item>
          <text:p text:style-name="P4">Plan Your Visit</text:p>
          <text:list>
            <text:list-item>
              <text:p text:style-name="P4">Calendar &amp; Hours</text:p>
            </text:list-item>
            <text:list-item>
              <text:p text:style-name="P4">Park Map</text:p>
            </text:list-item>
            <text:list-item>
              <text:p text:style-name="P4">Transport</text:p>
            </text:list-item>
          </text:list>
        </text:list-item>
        <text:list-item>
          <text:p text:style-name="P4">Things To Do</text:p>
          <text:list>
            <text:list-item>
              <text:p text:style-name="P4">Park Drive</text:p>
            </text:list-item>
            <text:list-item>
              <text:p text:style-name="P4">Cafe</text:p>
            </text:list-item>
            <text:list-item>
              <text:p text:style-name="P4">Gift Shop</text:p>
            </text:list-item>
          </text:list>
        </text:list-item>
        <text:list-item>
          <text:p text:style-name="P4">Dinosaurs</text:p>
          <text:list>
            <text:list-item>
              <text:p text:style-name="P4">(including brief info about all the dinosaurs in the park)</text:p>
            </text:list-item>
          </text:list>
        </text:list-item>
        <text:list-item>
          <text:p text:style-name="P4">Tickets</text:p>
          <text:list>
            <text:list-item>
              <text:p text:style-name="P6">General Admission</text:p>
            </text:list-item>
            <text:list-item>
              <text:p text:style-name="P6">Season Pass</text:p>
            </text:list-item>
            <text:list-item>
              <text:p text:style-name="P6">Group Events</text:p>
            </text:list-item>
          </text:list>
        </text:list-item>
      </text:list>
      <text:h text:style-name="P1" text:outline-level="5">3. Market Survey</text:h>
      <text:list xml:id="list1832960497" text:style-name="L3">
        <text:list-item>
          <text:p text:style-name="P13"><text:span text:style-name="T13">First, I went to a number of theme park websites for the basis of my project. </text:span><text:span text:style-name="T11">Each one is organized differently, but the same core elements are all there.</text:span></text:p>
        </text:list-item>
        <text:list-item>
          <text:p text:style-name="P5">Next, I checked out a couple of zoo websites. This is where I got the idea for a “Dinosaurs” tab.</text:p>
        </text:list-item>
      </text:list>
      <text:h text:style-name="P1" text:outline-level="5">4. References</text:h>
      <text:list xml:id="list3433868848" text:style-name="L4">
        <text:list-item>
          <text:p text:style-name="P11"><text:span text:style-name="T11">I will get most of the info on the park from the </text:span><text:span text:style-name="T8">wiki</text:span><text:span text:style-name="T11"> linked below. I will mostly use the design </text:span><text:span text:style-name="T8">(colors, etc)</text:span><text:span text:style-name="T11"> </text:span><text:span text:style-name="T12">from </text:span><text:span text:style-name="T11">the </text:span><text:span text:style-name="T12">movie’s prop brochure</text:span><text:span text:style-name="T11">, also below.</text:span></text:p>
        </text:list-item>
        <text:list-item>
          <text:p text:style-name="P7">Links:</text:p>
          <text:list>
            <text:list-item>
              <text:p text:style-name="P9"><text:a xlink:type="simple" xlink:href="https://jurassicpark.fandom.com/wiki/Jurassic_Park_(movie_park" text:style-name="Internet_20_link" text:visited-style-name="Visited_20_Internet_20_Link"><text:span text:style-name="T6">https://jurassicpark.fandom.com/wiki/Jurassic_Park_(movie_park</text:span></text:a><text:span text:style-name="T6">)</text:span></text:p>
            </text:list-item>
            <text:list-item>
              <text:p text:style-name="P7"><text:a xlink:type="simple" xlink:href="https://jurassicpark.fandom.com/wiki/Jurassic_Park_brochure" text:style-name="Internet_20_link" text:visited-style-name="Visited_20_Internet_20_Link">https://jurassicpark.fandom.com/wiki/Jurassic_Park_brochure</text:a></text:p>
            </text:list-item>
            <text:list-item>
              <text:p text:style-name="P8"><text:a xlink:type="simple" xlink:href="https://www.valleyfair.com/" text:style-name="Internet_20_link" text:visited-style-name="Visited_20_Internet_20_Link"><text:span text:style-name="T6">https://www.valleyfair.com/</text:span></text:a></text:p>
            </text:list-item>
            <text:list-item>
              <text:p text:style-name="P8"><text:a xlink:type="simple" xlink:href="https://nickelodeonuniverse.com/home/" text:style-name="Internet_20_link" text:visited-style-name="Visited_20_Internet_20_Link"><text:span text:style-name="T6">https://nickelodeonuniverse.com/home/</text:span></text:a></text:p>
            </text:list-item>
            <text:list-item>
              <text:p text:style-name="P8"><text:a xlink:type="simple" xlink:href="https://www.noahsarkwaterpark.com/" text:style-name="Internet_20_link" text:visited-style-name="Visited_20_Internet_20_Link"><text:span text:style-name="T6">https://www.noahsarkwaterpark.com/</text:span></text:a></text:p>
            </text:list-item>
            <text:list-item>
              <text:p text:style-name="P8"><text:a xlink:type="simple" xlink:href="https://www.sixflags.com/greatamerica/" text:style-name="Internet_20_link" text:visited-style-name="Visited_20_Internet_20_Link"><text:span text:style-name="T6">https://www.sixflags.com/greatamerica/</text:span></text:a></text:p>
            </text:list-item>
            <text:list-item>
              <text:p text:style-name="P8"><text:a xlink:type="simple" xlink:href="https://www.legoland.com/california/" text:style-name="Internet_20_link" text:visited-style-name="Visited_20_Internet_20_Link"><text:span text:style-name="T6">https://www.legoland.com/california/</text:span></text:a></text:p>
            </text:list-item>
            <text:list-item>
              <text:p text:style-name="P8"><text:a xlink:type="simple" xlink:href="https://mnzoo.org/" text:style-name="Internet_20_link" text:visited-style-name="Visited_20_Internet_20_Link"><text:span text:style-name="T6">https://mnzoo.org/</text:span></text:a></text:p>
            </text:list-item>
            <text:list-item>
              <text:p text:style-name="P10"><text:a xlink:type="simple" xlink:href="https://seaworld.com/san-diego/" text:style-name="Internet_20_link" text:visited-style-name="Visited_20_Internet_20_Link"><text:span text:style-name="T7">https://seaworld.com/san-diego/</text:span></text:a></text:p>
            </text:list-item>
          </text:list>
        </text:list-item>
      </text:list>
      <text:p text:style-name="P14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22:18:35.607000000</meta:creation-date>
    <dc:date>2020-12-18T23:37:33.138000000</dc:date>
    <meta:editing-duration>PT52M50S</meta:editing-duration>
    <meta:editing-cycles>1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4" meta:word-count="207" meta:character-count="1292" meta:non-whitespace-character-count="1148"/>
  </office:meta>
</office:document-meta>
</file>